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60000004625D97745B0E38786.jpg" manifest:media-type="image/jpeg"/>
  <manifest:file-entry manifest:full-path="Pictures/100000000000004600000046B2ADBFEC3737DF60.jpg" manifest:media-type="image/jpeg"/>
  <manifest:file-entry manifest:full-path="Pictures/1000000000000046000000467893F48B74E7466E.jpg" manifest:media-type="image/jpeg"/>
  <manifest:file-entry manifest:full-path="Pictures/100000000000004600000046F362014B330DBDFF.jpg" manifest:media-type="image/jpeg"/>
  <manifest:file-entry manifest:full-path="Pictures/100000000000004600000046DF7BD24DC956E49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表格2" style:family="table">
      <style:table-properties style:width="10.504cm" table:align="left"/>
    </style:style>
    <style:style style:name="表格2.A" style:family="table-column">
      <style:table-column-properties style:column-width="2.101cm"/>
    </style:style>
    <style:style style:name="表格2.1" style:family="table-row">
      <style:table-row-properties style:min-row-height="2.302cm"/>
    </style:style>
    <style:style style:name="表格2.A1" style:family="table-cell">
      <style:table-cell-properties style:vertical-align="middle" fo:background-color="#000000" fo:padding="0.097cm" fo:border-left="0.75pt outset #ffffff" fo:border-right="none" fo:border-top="0.75pt outset #ffffff" fo:border-bottom="0.75pt outset #ffffff" style:writing-mode="lr-tb">
        <style:background-image/>
      </style:table-cell-properties>
    </style:style>
    <style:style style:name="表格2.E1" style:family="table-cell">
      <style:table-cell-properties style:vertical-align="middle" fo:background-color="#000000" fo:padding="0.097cm" fo:border="0.75pt outset #ffffff" style:writing-mode="lr-tb">
        <style:background-image/>
      </style:table-cell-properties>
    </style:style>
    <style:style style:name="表格2.2" style:family="table-row">
      <style:table-row-properties style:min-row-height="0.476cm"/>
    </style:style>
    <style:style style:name="表格2.A2" style:family="table-cell">
      <style:table-cell-properties style:vertical-align="middle" fo:background-color="#000000" fo:padding="0.097cm" fo:border-left="0.75pt outset #ffffff" fo:border-right="none" fo:border-top="none" fo:border-bottom="0.75pt outset #ffffff" style:writing-mode="lr-tb">
        <style:background-image/>
      </style:table-cell-properties>
    </style:style>
    <style:style style:name="表格2.E2" style:family="table-cell">
      <style:table-cell-properties style:vertical-align="middle" fo:background-color="#000000" fo:padding="0.097cm" fo:border-left="0.75pt outset #ffffff" fo:border-right="0.75pt outset #ffffff" fo:border-top="none" fo:border-bottom="0.75pt outset #ffffff" style:writing-mode="lr-tb">
        <style:background-image/>
      </style:table-cell-properties>
    </style:style>
    <style:style style:name="表格2.5" style:family="table-row">
      <style:table-row-properties style:min-row-height="2.367cm"/>
    </style:style>
    <style:style style:name="表格1" style:family="table">
      <style:table-properties style:width="10.504cm" table:align="left"/>
    </style:style>
    <style:style style:name="表格1.A" style:family="table-column">
      <style:table-column-properties style:column-width="2.101cm"/>
    </style:style>
    <style:style style:name="表格1.1" style:family="table-row">
      <style:table-row-properties style:min-row-height="0.476cm"/>
    </style:style>
    <style:style style:name="表格1.A1" style:family="table-cell">
      <style:table-cell-properties style:vertical-align="middle" fo:background-color="#000000" fo:padding="0.097cm" fo:border-left="0.75pt outset #ffffff" fo:border-right="none" fo:border-top="0.75pt outset #ffffff" fo:border-bottom="0.75pt outset #ffffff" style:writing-mode="lr-tb">
        <style:background-image/>
      </style:table-cell-properties>
    </style:style>
    <style:style style:name="表格1.E1" style:family="table-cell">
      <style:table-cell-properties style:vertical-align="middle" fo:background-color="#000000" fo:padding="0.097cm" fo:border="0.75pt outset #ffffff" style:writing-mode="lr-tb">
        <style:background-image/>
      </style:table-cell-properties>
    </style:style>
    <style:style style:name="表格1.A2" style:family="table-cell">
      <style:table-cell-properties style:vertical-align="middle" fo:background-color="#000000" fo:padding="0.097cm" fo:border-left="0.75pt outset #ffffff" fo:border-right="none" fo:border-top="none" fo:border-bottom="0.75pt outset #ffffff" style:writing-mode="lr-tb">
        <style:background-image/>
      </style:table-cell-properties>
    </style:style>
    <style:style style:name="表格1.E2" style:family="table-cell">
      <style:table-cell-properties style:vertical-align="middle" fo:background-color="#000000" fo:padding="0.097cm" fo:border-left="0.75pt outset #ffffff" fo:border-right="0.75pt outset #ffffff" fo:border-top="none" fo:border-bottom="0.75pt outset #ffffff" style:writing-mode="lr-tb">
        <style:background-image/>
      </style:table-cell-properties>
    </style:style>
    <style:style style:name="P1" style:family="paragraph" style:parent-style-name="Standard">
      <style:text-properties officeooo:paragraph-rsid="00074f01"/>
    </style:style>
    <style:style style:name="P2" style:family="paragraph" style:parent-style-name="Standard">
      <style:text-properties officeooo:paragraph-rsid="000991eb"/>
    </style:style>
    <style:style style:name="P3" style:family="paragraph" style:parent-style-name="Standard">
      <style:paragraph-properties fo:break-before="page"/>
      <style:text-properties officeooo:paragraph-rsid="000991eb"/>
    </style:style>
    <style:style style:name="P4" style:family="paragraph" style:parent-style-name="Text_20_body">
      <style:paragraph-properties fo:orphans="2" fo:widows="2"/>
      <style:text-properties style:font-name="新細明體" officeooo:paragraph-rsid="00074f01" style:letter-kerning="false" style:font-name-complex="新細明體" style:font-size-complex="12pt"/>
    </style:style>
    <style:style style:name="P5" style:family="paragraph" style:parent-style-name="Text_20_body">
      <style:paragraph-properties fo:orphans="2" fo:widows="2"/>
      <style:text-properties style:font-name="新細明體" officeooo:paragraph-rsid="000991eb" style:letter-kerning="false" style:font-name-complex="新細明體" style:font-size-complex="12pt"/>
    </style:style>
    <style:style style:name="P6" style:family="paragraph" style:parent-style-name="Text_20_body">
      <style:paragraph-properties fo:orphans="2" fo:widows="2"/>
      <style:text-properties style:font-name="新細明體" officeooo:rsid="00074f01" officeooo:paragraph-rsid="00074f01" style:letter-kerning="false" style:font-name-complex="新細明體" style:font-size-complex="12pt"/>
    </style:style>
    <style:style style:name="P7" style:family="paragraph" style:parent-style-name="Text_20_body">
      <style:paragraph-properties fo:orphans="2" fo:widows="2"/>
      <style:text-properties officeooo:paragraph-rsid="00074f01"/>
    </style:style>
    <style:style style:name="P8" style:family="paragraph" style:parent-style-name="Text_20_body">
      <style:paragraph-properties fo:orphans="2" fo:widows="2"/>
      <style:text-properties officeooo:paragraph-rsid="000991eb"/>
    </style:style>
    <style:style style:name="P9" style:family="paragraph" style:parent-style-name="Text_20_body">
      <style:paragraph-properties fo:margin-top="0cm" fo:margin-bottom="0.423cm" loext:contextual-spacing="false" fo:orphans="2" fo:widows="2"/>
      <style:text-properties style:font-name="新細明體" officeooo:paragraph-rsid="00074f01" style:letter-kerning="false" style:font-name-complex="新細明體" style:font-size-complex="12pt"/>
    </style:style>
    <style:style style:name="T1" style:family="text">
      <style:text-properties fo:color="#0000ff" style:font-name="新細明體" style:letter-kerning="false" style:font-name-complex="新細明體" style:font-size-complex="12pt"/>
    </style:style>
    <style:style style:name="T2" style:family="text">
      <style:text-properties style:font-name="新細明體" style:letter-kerning="false" style:font-name-complex="新細明體" style:font-size-complex="12pt"/>
    </style:style>
    <style:style style:name="T3" style:family="text">
      <style:text-properties officeooo:rsid="00074f0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表格2" table:style-name="表格2">
        <table:table-column table:style-name="表格2.A" table:number-columns-repeated="5"/>
        <table:table-row table:style-name="表格2.1">
          <table:table-cell table:style-name="表格2.A1" office:value-type="string">
            <text:p text:style-name="P4"/>
          </table:table-cell>
          <table:table-cell table:style-name="表格2.A1" office:value-type="string">
            <text:p text:style-name="P7"><text:span text:style-name="預設段落字型"><text:span text:style-name="T1"><draw:frame draw:style-name="fr1" draw:name="圖片 39" text:anchor-type="as-char" svg:y="0cm" svg:width="1.861cm" style:rel-width="scale" svg:height="1.861cm" style:rel-height="scale" draw:z-index="10"><draw:image xlink:href="Pictures/10000000000000460000004625D97745B0E38786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  <table:table-cell table:style-name="表格2.A1" office:value-type="string">
            <text:p text:style-name="P4"/>
          </table:table-cell>
          <table:table-cell table:style-name="表格2.A1" office:value-type="string">
            <text:p text:style-name="P4"/>
          </table:table-cell>
          <table:table-cell table:style-name="表格2.E1" office:value-type="string">
            <text:p text:style-name="P4"/>
          </table:table-cell>
        </table:table-row>
        <table:table-row table:style-name="表格2.2"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7"><text:span text:style-name="預設段落字型"><text:span text:style-name="T2"><draw:frame draw:style-name="fr1" draw:name="圖片 38" text:anchor-type="as-char" svg:y="0cm" svg:width="1.861cm" style:rel-width="scale" svg:height="1.861cm" style:rel-height="scale" draw:z-index="0"><draw:image xlink:href="Pictures/100000000000004600000046DF7BD24DC956E491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  <table:table-cell table:style-name="表格2.A2" office:value-type="string">
            <text:p text:style-name="P4"/>
          </table:table-cell>
          <table:table-cell table:style-name="表格2.E2" office:value-type="string">
            <text:p text:style-name="P7"><text:span text:style-name="預設段落字型"><text:span text:style-name="T2"><draw:frame draw:style-name="fr1" draw:name="圖片 37" text:anchor-type="as-char" svg:y="0cm" svg:width="1.861cm" style:rel-width="scale" svg:height="1.861cm" style:rel-height="scale" draw:z-index="1"><draw:image xlink:href="Pictures/100000000000004600000046DF7BD24DC956E491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</table:table-row>
        <table:table-row table:style-name="表格2.2"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7"><text:span text:style-name="預設段落字型"><text:span text:style-name="T2"><draw:frame draw:style-name="fr1" draw:name="圖片 36" text:anchor-type="as-char" svg:y="0cm" svg:width="1.861cm" style:rel-width="scale" svg:height="1.861cm" style:rel-height="scale" draw:z-index="2"><draw:image xlink:href="Pictures/100000000000004600000046DF7BD24DC956E491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  <table:table-cell table:style-name="表格2.A2" office:value-type="string">
            <text:p text:style-name="P7"><text:span text:style-name="預設段落字型"><text:span text:style-name="T2"><draw:frame draw:style-name="fr1" draw:name="圖片 35" text:anchor-type="as-char" svg:y="0cm" svg:width="1.861cm" style:rel-width="scale" svg:height="1.861cm" style:rel-height="scale" draw:z-index="3"><draw:image xlink:href="Pictures/100000000000004600000046DF7BD24DC956E491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  <table:table-cell table:style-name="表格2.A2" office:value-type="string">
            <text:p text:style-name="P4"/>
          </table:table-cell>
          <table:table-cell table:style-name="表格2.E2" office:value-type="string">
            <text:p text:style-name="P4"/>
          </table:table-cell>
        </table:table-row>
        <table:table-row table:style-name="表格2.2">
          <table:table-cell table:style-name="表格2.A2" office:value-type="string">
            <text:p text:style-name="P7"><text:span text:style-name="預設段落字型"><text:span text:style-name="T2"><draw:frame draw:style-name="fr1" draw:name="圖片 34" text:anchor-type="as-char" svg:y="0cm" svg:width="1.861cm" style:rel-width="scale" svg:height="1.861cm" style:rel-height="scale" draw:z-index="4"><draw:image xlink:href="Pictures/1000000000000046000000467893F48B74E7466E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E2" office:value-type="string">
            <text:p text:style-name="P4"/>
          </table:table-cell>
        </table:table-row>
        <table:table-row table:style-name="表格2.5"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9"/>
          </table:table-cell>
          <table:table-cell table:style-name="表格2.A2" office:value-type="string">
            <text:p text:style-name="P4"/>
          </table:table-cell>
          <table:table-cell table:style-name="表格2.E2" office:value-type="string">
            <text:p text:style-name="P4"/>
          </table:table-cell>
        </table:table-row>
        <table:table-row table:style-name="表格2.2"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7"><text:span text:style-name="預設段落字型"><text:span text:style-name="T2"><draw:frame draw:style-name="fr1" draw:name="圖片 33" text:anchor-type="as-char" svg:y="0cm" svg:width="1.861cm" style:rel-width="scale" svg:height="1.861cm" style:rel-height="scale" draw:z-index="5"><draw:image xlink:href="Pictures/1000000000000046000000467893F48B74E7466E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E2" office:value-type="string">
            <text:p text:style-name="P7"><text:span text:style-name="預設段落字型"><text:span text:style-name="T2"><draw:frame draw:style-name="fr1" draw:name="圖片 32" text:anchor-type="as-char" svg:y="0cm" svg:width="1.861cm" style:rel-width="scale" svg:height="1.861cm" style:rel-height="scale" draw:z-index="6"><draw:image xlink:href="Pictures/1000000000000046000000467893F48B74E7466E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</table:table-row>
        <table:table-row table:style-name="表格2.2"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7"><text:span text:style-name="預設段落字型"><text:span text:style-name="T2"><draw:frame draw:style-name="fr1" draw:name="圖片 31" text:anchor-type="as-char" svg:y="0cm" svg:width="1.861cm" style:rel-width="scale" svg:height="1.861cm" style:rel-height="scale" draw:z-index="7"><draw:image xlink:href="Pictures/1000000000000046000000467893F48B74E7466E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  <table:table-cell table:style-name="表格2.A2" office:value-type="string">
            <text:p text:style-name="P7"><text:span text:style-name="預設段落字型"><text:span text:style-name="T2"><draw:frame draw:style-name="fr1" draw:name="圖片 30" text:anchor-type="as-char" svg:y="0cm" svg:width="1.861cm" style:rel-width="scale" svg:height="1.861cm" style:rel-height="scale" draw:z-index="8"><draw:image xlink:href="Pictures/1000000000000046000000467893F48B74E7466E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  <table:table-cell table:style-name="表格2.A2" office:value-type="string">
            <text:p text:style-name="P4"/>
          </table:table-cell>
          <table:table-cell table:style-name="表格2.E2" office:value-type="string">
            <text:p text:style-name="P7"><text:span text:style-name="預設段落字型"><text:span text:style-name="T2"><draw:frame draw:style-name="fr1" draw:name="圖片 29" text:anchor-type="as-char" svg:y="0cm" svg:width="1.861cm" style:rel-width="scale" svg:height="1.861cm" style:rel-height="scale" draw:z-index="9"><draw:image xlink:href="Pictures/1000000000000046000000467893F48B74E7466E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</table:table-row>
        <table:table-row table:style-name="表格2.2"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9"/>
            <text:p text:style-name="P9"/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E2" office:value-type="string">
            <text:p text:style-name="P4"/>
          </table:table-cell>
        </table:table-row>
      </table:table>
      <text:p text:style-name="P1"/>
      <text:p text:style-name="P3"/>
      <table:table table:name="表格1" table:style-name="表格1">
        <table:table-column table:style-name="表格1.A" table:number-columns-repeated="5"/>
        <table:table-row table:style-name="表格1.1">
          <table:table-cell table:style-name="表格1.A1" office:value-type="string">
            <text:p text:style-name="P8"><text:span text:style-name="預設段落字型"><text:span text:style-name="T2"><draw:frame draw:style-name="fr1" draw:name="圖片 28" text:anchor-type="as-char" svg:y="0cm" svg:width="1.861cm" style:rel-width="scale" svg:height="1.861cm" style:rel-height="scale" draw:z-index="11"><draw:image xlink:href="Pictures/100000000000004600000046F362014B330DBDFF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8"><text:span text:style-name="預設段落字型"><text:span text:style-name="T2"><draw:frame draw:style-name="fr1" draw:name="圖片 27" text:anchor-type="as-char" svg:y="0cm" svg:width="1.861cm" style:rel-width="scale" svg:height="1.861cm" style:rel-height="scale" draw:z-index="12"><draw:image xlink:href="Pictures/100000000000004600000046B2ADBFEC3737DF60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  <table:table-cell table:style-name="表格1.A1" office:value-type="string">
            <text:p text:style-name="P5"/>
          </table:table-cell>
          <table:table-cell table:style-name="表格1.E1" office:value-type="string">
            <text:p text:style-name="P5"/>
          </table:table-cell>
        </table:table-row>
        <table:table-row table:style-name="表格1.1">
          <table:table-cell table:style-name="表格1.A2" office:value-type="string">
            <text:p text:style-name="P8"><text:span text:style-name="預設段落字型"><text:span text:style-name="T2"><draw:frame draw:style-name="fr1" draw:name="圖片 26" text:anchor-type="as-char" svg:y="0cm" svg:width="1.861cm" style:rel-width="scale" svg:height="1.861cm" style:rel-height="scale" draw:z-index="13"><draw:image xlink:href="Pictures/100000000000004600000046B2ADBFEC3737DF60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8"><text:span text:style-name="預設段落字型"><text:span text:style-name="T2"><draw:frame draw:style-name="fr1" draw:name="圖片 25" text:anchor-type="as-char" svg:y="0cm" svg:width="1.861cm" style:rel-width="scale" svg:height="1.861cm" style:rel-height="scale" draw:z-index="14"><draw:image xlink:href="Pictures/100000000000004600000046B2ADBFEC3737DF60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  <table:table-cell table:style-name="表格1.E2" office:value-type="string">
            <text:p text:style-name="P5"/>
          </table:table-cell>
        </table:table-row>
        <table:table-row table:style-name="表格1.1"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E2" office:value-type="string">
            <text:p text:style-name="P8"><text:span text:style-name="預設段落字型"><text:span text:style-name="T2"><draw:frame draw:style-name="fr1" draw:name="圖片 24" text:anchor-type="as-char" svg:y="0cm" svg:width="1.861cm" style:rel-width="scale" svg:height="1.861cm" style:rel-height="scale" draw:z-index="15"><draw:image xlink:href="Pictures/100000000000004600000046B2ADBFEC3737DF60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</table:table-row>
        <table:table-row table:style-name="表格1.1">
          <table:table-cell table:style-name="表格1.A2" office:value-type="string">
            <text:p text:style-name="P8"><text:span text:style-name="預設段落字型"><text:span text:style-name="T2"><draw:frame draw:style-name="fr1" draw:name="圖片 23" text:anchor-type="as-char" svg:y="0cm" svg:width="1.861cm" style:rel-width="scale" svg:height="1.861cm" style:rel-height="scale" draw:z-index="16"><draw:image xlink:href="Pictures/100000000000004600000046B2ADBFEC3737DF60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E2" office:value-type="string">
            <text:p text:style-name="P5"/>
          </table:table-cell>
        </table:table-row>
        <table:table-row table:style-name="表格1.1">
          <table:table-cell table:style-name="表格1.A2" office:value-type="string">
            <text:p text:style-name="P8"><text:span text:style-name="預設段落字型"><text:span text:style-name="T2"><draw:frame draw:style-name="fr1" draw:name="圖片 22" text:anchor-type="as-char" svg:y="0cm" svg:width="1.861cm" style:rel-width="scale" svg:height="1.861cm" style:rel-height="scale" draw:z-index="17"><draw:image xlink:href="Pictures/100000000000004600000046B2ADBFEC3737DF60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E2" office:value-type="string">
            <text:p text:style-name="P5"/>
          </table:table-cell>
        </table:table-row>
        <table:table-row table:style-name="表格1.1"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8"><text:span text:style-name="預設段落字型"><text:span text:style-name="T2"><draw:frame draw:style-name="fr1" draw:name="圖片 21" text:anchor-type="as-char" svg:y="0cm" svg:width="1.861cm" style:rel-width="scale" svg:height="1.861cm" style:rel-height="scale" draw:z-index="18"><draw:image xlink:href="Pictures/1000000000000046000000467893F48B74E7466E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  <table:table-cell table:style-name="表格1.A2" office:value-type="string">
            <text:p text:style-name="P5"/>
          </table:table-cell>
          <table:table-cell table:style-name="表格1.E2" office:value-type="string">
            <text:p text:style-name="P8"><text:span text:style-name="預設段落字型"><text:span text:style-name="T2"><draw:frame draw:style-name="fr1" draw:name="圖片 20" text:anchor-type="as-char" svg:y="0cm" svg:width="1.861cm" style:rel-width="scale" svg:height="1.861cm" style:rel-height="scale" draw:z-index="19"><draw:image xlink:href="Pictures/1000000000000046000000467893F48B74E7466E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</table:table-row>
        <table:table-row table:style-name="表格1.1"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8"><text:span text:style-name="預設段落字型"><text:span text:style-name="T2"><draw:frame draw:style-name="fr1" draw:name="圖片 19" text:anchor-type="as-char" svg:y="0cm" svg:width="1.861cm" style:rel-width="scale" svg:height="1.861cm" style:rel-height="scale" draw:z-index="20"><draw:image xlink:href="Pictures/1000000000000046000000467893F48B74E7466E.jpg" xlink:type="simple" xlink:show="embed" xlink:actuate="onLoad"/><svg:desc>https://sites.google.com/a/ntjh.ntct.edu.tw/105pljh/_/rsrc/1472537305181/home/2digit/2digit-test/tree.jpg</svg:desc></draw:frame></text:span></text:span></text:p>
          </table:table-cell>
          <table:table-cell table:style-name="表格1.A2" office:value-type="string">
            <text:p text:style-name="P5"/>
          </table:table-cell>
          <table:table-cell table:style-name="表格1.E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文泉驛微米黑" svg:font-family="文泉驛微米黑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文泉驛微米黑" style:font-family-asian="文泉驛微米黑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文泉驛微米黑" style:font-family-asian="文泉驛微米黑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文泉驛微米黑" style:font-family-asian="文泉驛微米黑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6:18:49.233774899</meta:creation-date>
    <dc:date>2017-03-25T16:31:31.700855461</dc:date>
    <meta:editing-duration>PT9M8S</meta:editing-duration>
    <meta:editing-cycles>3</meta:editing-cycles>
    <meta:generator>LibreOffice/5.2.5.1$Linux_X86_64 LibreOffice_project/20m0$Build-1</meta:generator>
    <meta:document-statistic meta:table-count="2" meta:image-count="21" meta:object-count="0" meta:page-count="2" meta:paragraph-count="21" meta:word-count="0" meta:character-count="0" meta:non-whitespace-character-count="0"/>
  </office:meta>
</office:document-meta>
</file>